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4F900000322E9F5C0D4D05D5438.png" manifest:media-type="image/png"/>
  <manifest:file-entry manifest:full-path="Pictures/10000000000004F900000322E7BA63A83BEBFC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2.34cm" fo:min-width="3.86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/>
    </style:style>
    <style:style style:name="gr4" style:family="graphic" style:parent-style-name="standard">
      <style:graphic-properties draw:fill="solid" draw:fill-color="#ea7500" draw:textarea-horizontal-align="justify" draw:textarea-vertical-align="middle" draw:auto-grow-height="false" fo:min-height="2.34cm" fo:min-width="3.864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29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title">
      <style:graphic-properties fo:min-height="2.43cm"/>
      <style:paragraph-properties style:writing-mode="lr-tb"/>
    </style:style>
    <style:style style:name="pr7" style:family="presentation" style:parent-style-name="Vivid1-outline1">
      <style:graphic-properties fo:min-height="9.516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" style:family="paragraph">
      <style:paragraph-properties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text-align="center" style:writing-mode="lr-tb"/>
      <style:text-properties fo:color="#ffffff" fo:font-size="28pt"/>
    </style:style>
    <style:style style:name="P6" style:family="paragraph">
      <loext:graphic-properties draw:fill="solid" draw:fill-color="#2a6099"/>
      <style:paragraph-properties fo:text-align="center" style:writing-mode="lr-tb"/>
      <style:text-properties fo:color="#ffffff" fo:font-size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solid" draw:fill-color="#ea7500"/>
      <style:paragraph-properties fo:text-align="center" style:writing-mode="lr-tb"/>
      <style:text-properties fo:color="#ffffff" fo:font-size="28pt"/>
    </style:style>
    <style:style style:name="P10" style:family="paragraph">
      <style:paragraph-properties fo:margin-left="0cm" fo:margin-right="0cm" fo:margin-top="0cm" fo:margin-bottom="0.371cm" fo:text-indent="0cm"/>
    </style:style>
    <style:style style:name="P11" style:family="paragraph">
      <loext:graphic-properties draw:fill-color="#ffffff"/>
    </style:style>
    <style:style style:name="T1" style:family="text">
      <style:text-properties fo:color="#ffffff" fo:font-size="36pt" fo:font-weight="normal" style:font-size-asian="36pt" style:font-size-complex="36pt"/>
    </style:style>
    <style:style style:name="T2" style:family="text">
      <style:text-properties fo:color="#ffffff" fo:font-size="28pt"/>
    </style:style>
    <style:style style:name="T3" style:family="text">
      <style:text-properties style:use-window-font-color="true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9.278cm" svg:x="1.28cm" svg:y="0.627cm" presentation:class="title" presentation:user-transformed="true">
          <draw:text-box>
            <text:p>Device Tree Lifetime</text:p>
          </draw:text-box>
        </draw:frame>
        <draw:frame presentation:style-name="pr2" draw:text-style-name="P3" draw:layer="layout" svg:width="25.179cm" svg:height="3.229cm" svg:x="1.29cm" svg:y="10.867cm" presentation:class="subtitle">
          <draw:text-box>
            <text:p text:style-name="P2"><text:span text:style-name="T1">Heinrich Schuchardt, 2020-05-19</text:span></text:p>
            <text:p text:style-name="P2"><text:span text:style-name="T1">CC-BY-SA-4.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Boot Flow Examples</text:p>
          </draw:text-box>
        </draw:frame>
        <draw:custom-shape draw:style-name="gr2" draw:text-style-name="P6" xml:id="id8" draw:id="id8" draw:layer="layout" svg:width="4.064cm" svg:height="2.54cm" svg:x="5.08cm" svg:y="7cm">
          <text:p text:style-name="P5"><text:span text:style-name="T2">U-Boot</text:span><text:span text:style-name="T2"><text:line-break/></text:span><text:span text:style-name="T2">SPL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6" draw:id="id6" draw:layer="layout" svg:width="4.064cm" svg:height="2.54cm" svg:x="5.08cm" svg:y="3.9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5" draw:id="id5" draw:layer="layout" svg:width="4.064cm" svg:height="2.54cm" svg:x="9.652cm" svg:y="3.9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" draw:id="id2" draw:layer="layout" svg:width="4.064cm" svg:height="2.54cm" svg:x="18.796cm" svg:y="3.9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7" draw:id="id7" draw:layer="layout" svg:width="4.064cm" svg:height="2.54cm" svg:x="0.508cm" svg:y="3.9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4" draw:id="id4" draw:layer="layout" svg:width="4.064cm" svg:height="2.54cm" svg:x="23.368cm" svg:y="3.9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" draw:id="id3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" draw:id="id1" draw:layer="layout" svg:width="4.064cm" svg:height="2.54cm" svg:x="18.796cm" svg:y="7.028cm">
          <text:p text:style-name="P5"><text:span text:style-name="T2">iPXE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9" draw:id="id9" draw:layer="layout" svg:width="4.064cm" svg:height="2.54cm" svg:x="23.368cm" svg:y="9.182cm">
          <text:p text:style-name="P5"><text:span text:style-name="T2">BSD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20.828cm" svg:y1="7.028cm" svg:x2="20.828cm" svg:y2="6.44cm" draw:start-shape="id1" draw:start-glue-point="0" draw:end-shape="id2" draw:end-glue-point="2" svg:d="M20828 7028v-588" svg:viewBox="0 0 1 589">
          <text:p/>
        </draw:connector>
        <draw:connector draw:style-name="gr3" draw:text-style-name="P7" draw:layer="layout" draw:type="line" svg:x1="18.288cm" svg:y1="5.17cm" svg:x2="18.796cm" svg:y2="5.17cm" draw:start-shape="id3" draw:start-glue-point="1" draw:end-shape="id2" draw:end-glue-point="3" svg:d="M18288 5170h508" svg:viewBox="0 0 509 1">
          <text:p/>
        </draw:connector>
        <draw:connector draw:style-name="gr3" draw:text-style-name="P7" draw:layer="layout" draw:type="line" svg:x1="22.86cm" svg:y1="5.17cm" svg:x2="23.368cm" svg:y2="5.17cm" draw:start-shape="id2" draw:start-glue-point="1" draw:end-shape="id4" draw:end-glue-point="3" svg:d="M22860 5170h508" svg:viewBox="0 0 509 1">
          <text:p/>
        </draw:connector>
        <draw:connector draw:style-name="gr3" draw:text-style-name="P7" draw:layer="layout" draw:type="line" svg:x1="13.716cm" svg:y1="5.17cm" svg:x2="14.224cm" svg:y2="5.17cm" draw:start-shape="id5" draw:end-shape="id3" draw:end-glue-point="3" svg:d="M13716 5170h508" svg:viewBox="0 0 509 1">
          <text:p/>
        </draw:connector>
        <draw:connector draw:style-name="gr3" draw:text-style-name="P7" draw:layer="layout" svg:x1="16.256cm" svg:y1="3.9cm" svg:x2="25.4cm" svg:y2="3.9cm" draw:start-shape="id3" draw:start-glue-point="0" draw:end-shape="id4" draw:end-glue-point="0" svg:d="M16256 3900v-500h9144v500" svg:viewBox="0 0 9145 501">
          <text:p/>
        </draw:connector>
        <draw:connector draw:style-name="gr3" draw:text-style-name="P7" draw:layer="layout" draw:type="line" svg:x1="9.144cm" svg:y1="5.17cm" svg:x2="9.652cm" svg:y2="5.17cm" draw:start-shape="id6" draw:start-glue-point="1" draw:end-shape="id5" draw:end-glue-point="3" svg:d="M9144 5170h508" svg:viewBox="0 0 509 1">
          <text:p/>
        </draw:connector>
        <draw:connector draw:style-name="gr3" draw:text-style-name="P7" draw:layer="layout" svg:x1="16.256cm" svg:y1="6.44cm" svg:x2="18.796cm" svg:y2="8.298cm" draw:start-shape="id3" draw:start-glue-point="2" draw:end-shape="id1" draw:end-glue-point="3" svg:d="M16256 6440v1858h2540" svg:viewBox="0 0 2541 1859">
          <text:p/>
        </draw:connector>
        <draw:connector draw:style-name="gr3" draw:text-style-name="P7" draw:layer="layout" svg:x1="2.54cm" svg:y1="6.44cm" svg:x2="5.08cm" svg:y2="8.27cm" draw:start-shape="id7" draw:start-glue-point="2" draw:end-shape="id8" draw:end-glue-point="3" svg:d="M2540 6440v1830h2540" svg:viewBox="0 0 2541 1831">
          <text:p/>
        </draw:connector>
        <draw:connector draw:style-name="gr3" draw:text-style-name="P7" draw:layer="layout" svg:x1="9.144cm" svg:y1="8.27cm" svg:x2="11.684cm" svg:y2="6.44cm" draw:start-shape="id8" draw:start-glue-point="1" draw:end-shape="id5" draw:end-glue-point="2" svg:d="M9144 8270h2540v-1830" svg:viewBox="0 0 2541 1831">
          <text:p/>
        </draw:connector>
        <draw:connector draw:style-name="gr3" draw:text-style-name="P7" draw:layer="layout" draw:type="line" svg:x1="4.572cm" svg:y1="5.17cm" svg:x2="5.08cm" svg:y2="5.17cm" draw:start-shape="id7" draw:start-glue-point="1" draw:end-shape="id6" draw:end-glue-point="3" svg:d="M4572 5170h508" svg:viewBox="0 0 509 1">
          <text:p/>
        </draw:connector>
        <draw:connector draw:style-name="gr3" draw:text-style-name="P7" draw:layer="layout" svg:x1="16.256cm" svg:y1="6.44cm" svg:x2="23.368cm" svg:y2="10.452cm" draw:start-shape="id3" draw:start-glue-point="2" draw:end-shape="id9" draw:end-glue-point="3" svg:d="M16256 6440v4012h7112" svg:viewBox="0 0 7113 4013">
          <text:p/>
        </draw:connector>
        <draw:custom-shape draw:style-name="gr2" draw:text-style-name="P6" xml:id="id14" draw:id="id14" draw:layer="layout" svg:width="4.064cm" svg:height="2.54cm" svg:x="5.08cm" svg:y="12.3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3" draw:id="id13" draw:layer="layout" svg:width="4.064cm" svg:height="2.54cm" svg:x="9.652cm" svg:y="12.3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12.3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1" draw:id="id11" draw:layer="layout" svg:width="4.064cm" svg:height="2.54cm" svg:x="18.796cm" svg:y="12.3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5" draw:id="id15" draw:layer="layout" svg:width="4.064cm" svg:height="2.54cm" svg:x="0.508cm" svg:y="12.3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2" draw:id="id12" draw:layer="layout" svg:width="4.064cm" svg:height="2.54cm" svg:x="23.368cm" svg:y="12.3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0" draw:id="id10" draw:layer="layout" svg:width="4.064cm" svg:height="2.54cm" svg:x="14.224cm" svg:y="12.3cm">
          <text:p text:style-name="P5"><text:span text:style-name="T2">EDK II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18.288cm" svg:y1="13.57cm" svg:x2="18.796cm" svg:y2="13.57cm" draw:start-shape="id10" draw:start-glue-point="1" draw:end-shape="id11" draw:end-glue-point="3" svg:d="M18288 13570h508" svg:viewBox="0 0 509 1">
          <text:p/>
        </draw:connector>
        <draw:connector draw:style-name="gr3" draw:text-style-name="P7" draw:layer="layout" draw:type="line" svg:x1="22.86cm" svg:y1="13.57cm" svg:x2="23.368cm" svg:y2="13.57cm" draw:start-shape="id11" draw:start-glue-point="1" draw:end-shape="id12" draw:end-glue-point="3" svg:d="M22860 13570h508" svg:viewBox="0 0 509 1">
          <text:p/>
        </draw:connector>
        <draw:connector draw:style-name="gr3" draw:text-style-name="P7" draw:layer="layout" draw:type="line" svg:x1="13.716cm" svg:y1="13.57cm" svg:x2="14.224cm" svg:y2="13.57cm" draw:start-shape="id13" draw:end-shape="id10" draw:end-glue-point="3" svg:d="M13716 13570h508" svg:viewBox="0 0 509 1">
          <text:p/>
        </draw:connector>
        <draw:connector draw:style-name="gr3" draw:text-style-name="P7" draw:layer="layout" draw:type="line" svg:x1="9.144cm" svg:y1="13.57cm" svg:x2="9.652cm" svg:y2="13.57cm" draw:start-shape="id14" draw:start-glue-point="1" draw:end-shape="id13" draw:end-glue-point="3" svg:d="M9144 13570h508" svg:viewBox="0 0 509 1">
          <text:p/>
        </draw:connector>
        <draw:connector draw:style-name="gr3" draw:text-style-name="P7" draw:layer="layout" draw:type="line" svg:x1="4.572cm" svg:y1="13.57cm" svg:x2="5.08cm" svg:y2="13.57cm" draw:start-shape="id15" draw:start-glue-point="1" draw:end-shape="id14" draw:end-glue-point="3" svg:d="M4572 13570h508" svg:viewBox="0 0 509 1">
          <text:p/>
        </draw:connector>
        <draw:connector draw:style-name="gr3" draw:text-style-name="P7" draw:layer="layout" svg:x1="16.256cm" svg:y1="12.3cm" svg:x2="23.368cm" svg:y2="10.452cm" draw:start-shape="id10" draw:start-glue-point="0" draw:end-shape="id9" draw:end-glue-point="3" svg:d="M16256 12300v-1848h7112" svg:viewBox="0 0 7113 1849">
          <text:p/>
        </draw:connector>
        <draw:connector draw:style-name="gr3" draw:text-style-name="P7" draw:layer="layout" draw:line-skew="2.286cm" svg:x1="9.144cm" svg:y1="8.27cm" svg:x2="14.224cm" svg:y2="5.17cm" draw:start-shape="id8" draw:start-glue-point="1" draw:end-shape="id3" draw:end-glue-point="3" svg:d="M9144 8270h4826v-3100h254" svg:viewBox="0 0 5081 3101">
          <text:p/>
        </draw:connector>
        <draw:connector draw:style-name="gr3" draw:text-style-name="P7" draw:layer="layout" draw:line-skew="0cm 4.572cm" svg:x1="2.54cm" svg:y1="3.9cm" svg:x2="14.224cm" svg:y2="5.17cm" draw:start-shape="id7" draw:start-glue-point="0" draw:end-shape="id3" draw:end-glue-point="3" svg:d="M2540 3900v-500h11430v1770h254" svg:viewBox="0 0 11685 1771">
          <text:p/>
        </draw:connector>
        <draw:connector draw:style-name="gr3" draw:text-style-name="P7" draw:layer="layout" svg:x1="22.86cm" svg:y1="8.298cm" svg:x2="25.4cm" svg:y2="6.44cm" draw:start-shape="id1" draw:start-glue-point="1" draw:end-shape="id4" draw:end-glue-point="2" svg:d="M22860 8298h2540v-1858" svg:viewBox="0 0 2541 1859">
          <text:p/>
        </draw:connector>
        <draw:connector draw:style-name="gr3" draw:text-style-name="P7" draw:layer="layout" svg:x1="16.256cm" svg:y1="14.84cm" svg:x2="25.4cm" svg:y2="14.84cm" draw:start-shape="id10" draw:start-glue-point="2" draw:end-shape="id12" draw:end-glue-point="2" svg:d="M16256 14840v500h9144v-500" svg:viewBox="0 0 9145 501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Device Tree Sources</text:p>
          </draw:text-box>
        </draw:frame>
        <draw:custom-shape draw:style-name="gr4" draw:text-style-name="P9" xml:id="id23" draw:id="id23" draw:layer="layout" svg:width="4.064cm" svg:height="2.54cm" svg:x="5.08cm" svg:y="7cm">
          <text:p text:style-name="P5"><text:span text:style-name="T2">U-Boot</text:span><text:span text:style-name="T2"><text:line-break/></text:span><text:span text:style-name="T2">SP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1" draw:id="id21" draw:layer="layout" svg:width="4.064cm" svg:height="2.54cm" svg:x="5.08cm" svg:y="3.9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0" draw:id="id20" draw:layer="layout" svg:width="4.064cm" svg:height="2.54cm" svg:x="9.652cm" svg:y="3.9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7" draw:id="id17" draw:layer="layout" svg:width="4.064cm" svg:height="2.54cm" svg:x="18.796cm" svg:y="3.9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2" draw:id="id22" draw:layer="layout" svg:width="4.064cm" svg:height="2.54cm" svg:x="0.508cm" svg:y="3.9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9" draw:id="id19" draw:layer="layout" svg:width="4.064cm" svg:height="2.54cm" svg:x="23.368cm" svg:y="3.9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8" draw:id="id18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6" draw:id="id16" draw:layer="layout" svg:width="4.064cm" svg:height="2.54cm" svg:x="18.796cm" svg:y="7.028cm">
          <text:p text:style-name="P5"><text:span text:style-name="T2">iPX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4" draw:id="id24" draw:layer="layout" svg:width="4.064cm" svg:height="2.54cm" svg:x="23.368cm" svg:y="9.182cm">
          <text:p text:style-name="P5"><text:span text:style-name="T2">BSD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20.828cm" svg:y1="7.028cm" svg:x2="20.828cm" svg:y2="6.44cm" draw:start-shape="id16" draw:start-glue-point="0" draw:end-shape="id17" draw:end-glue-point="2" svg:d="M20828 7028v-588" svg:viewBox="0 0 1 589">
          <text:p/>
        </draw:connector>
        <draw:connector draw:style-name="gr3" draw:text-style-name="P7" draw:layer="layout" draw:type="line" svg:x1="18.288cm" svg:y1="5.17cm" svg:x2="18.796cm" svg:y2="5.17cm" draw:start-shape="id18" draw:start-glue-point="1" draw:end-shape="id17" draw:end-glue-point="3" svg:d="M18288 5170h508" svg:viewBox="0 0 509 1">
          <text:p/>
        </draw:connector>
        <draw:connector draw:style-name="gr3" draw:text-style-name="P7" draw:layer="layout" draw:type="line" svg:x1="22.86cm" svg:y1="5.17cm" svg:x2="23.368cm" svg:y2="5.17cm" draw:start-shape="id17" draw:start-glue-point="1" draw:end-shape="id19" draw:end-glue-point="3" svg:d="M22860 5170h508" svg:viewBox="0 0 509 1">
          <text:p/>
        </draw:connector>
        <draw:connector draw:style-name="gr3" draw:text-style-name="P7" draw:layer="layout" draw:type="line" svg:x1="13.716cm" svg:y1="5.17cm" svg:x2="14.224cm" svg:y2="5.17cm" draw:start-shape="id20" draw:end-shape="id18" draw:end-glue-point="3" svg:d="M13716 5170h508" svg:viewBox="0 0 509 1">
          <text:p/>
        </draw:connector>
        <draw:connector draw:style-name="gr3" draw:text-style-name="P7" draw:layer="layout" svg:x1="16.256cm" svg:y1="3.9cm" svg:x2="25.4cm" svg:y2="3.9cm" draw:start-shape="id18" draw:start-glue-point="0" draw:end-shape="id19" draw:end-glue-point="0" svg:d="M16256 3900v-500h9144v500" svg:viewBox="0 0 9145 501">
          <text:p/>
        </draw:connector>
        <draw:connector draw:style-name="gr3" draw:text-style-name="P7" draw:layer="layout" draw:type="line" svg:x1="9.144cm" svg:y1="5.17cm" svg:x2="9.652cm" svg:y2="5.17cm" draw:start-shape="id21" draw:start-glue-point="1" draw:end-shape="id20" draw:end-glue-point="3" svg:d="M9144 5170h508" svg:viewBox="0 0 509 1">
          <text:p/>
        </draw:connector>
        <draw:connector draw:style-name="gr3" draw:text-style-name="P7" draw:layer="layout" svg:x1="16.256cm" svg:y1="6.44cm" svg:x2="18.796cm" svg:y2="8.298cm" draw:start-shape="id18" draw:start-glue-point="2" draw:end-shape="id16" draw:end-glue-point="3" svg:d="M16256 6440v1858h2540" svg:viewBox="0 0 2541 1859">
          <text:p/>
        </draw:connector>
        <draw:connector draw:style-name="gr3" draw:text-style-name="P7" draw:layer="layout" svg:x1="2.54cm" svg:y1="6.44cm" svg:x2="5.08cm" svg:y2="8.27cm" draw:start-shape="id22" draw:start-glue-point="2" draw:end-shape="id23" draw:end-glue-point="3" svg:d="M2540 6440v1830h2540" svg:viewBox="0 0 2541 1831">
          <text:p/>
        </draw:connector>
        <draw:connector draw:style-name="gr3" draw:text-style-name="P7" draw:layer="layout" svg:x1="9.144cm" svg:y1="8.27cm" svg:x2="11.684cm" svg:y2="6.44cm" draw:start-shape="id23" draw:start-glue-point="1" draw:end-shape="id20" draw:end-glue-point="2" svg:d="M9144 8270h2540v-1830" svg:viewBox="0 0 2541 1831">
          <text:p/>
        </draw:connector>
        <draw:connector draw:style-name="gr3" draw:text-style-name="P7" draw:layer="layout" draw:type="line" svg:x1="4.572cm" svg:y1="5.17cm" svg:x2="5.08cm" svg:y2="5.17cm" draw:start-shape="id22" draw:start-glue-point="1" draw:end-shape="id21" draw:end-glue-point="3" svg:d="M4572 5170h508" svg:viewBox="0 0 509 1">
          <text:p/>
        </draw:connector>
        <draw:connector draw:style-name="gr3" draw:text-style-name="P7" draw:layer="layout" svg:x1="16.256cm" svg:y1="6.44cm" svg:x2="23.368cm" svg:y2="10.452cm" draw:start-shape="id18" draw:start-glue-point="2" draw:end-shape="id24" draw:end-glue-point="3" svg:d="M16256 6440v4012h7112" svg:viewBox="0 0 7113 4013">
          <text:p/>
        </draw:connector>
        <draw:custom-shape draw:style-name="gr4" draw:text-style-name="P9" xml:id="id29" draw:id="id29" draw:layer="layout" svg:width="4.064cm" svg:height="2.54cm" svg:x="5.08cm" svg:y="12.3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8" draw:id="id28" draw:layer="layout" svg:width="4.064cm" svg:height="2.54cm" svg:x="9.652cm" svg:y="12.3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12.3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6" draw:id="id26" draw:layer="layout" svg:width="4.064cm" svg:height="2.54cm" svg:x="18.796cm" svg:y="12.3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0" draw:id="id30" draw:layer="layout" svg:width="4.064cm" svg:height="2.54cm" svg:x="0.508cm" svg:y="12.3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7" draw:id="id27" draw:layer="layout" svg:width="4.064cm" svg:height="2.54cm" svg:x="23.368cm" svg:y="12.3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5" draw:id="id25" draw:layer="layout" svg:width="4.064cm" svg:height="2.54cm" svg:x="14.224cm" svg:y="12.3cm">
          <text:p text:style-name="P5"><text:span text:style-name="T2">EDK II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18.288cm" svg:y1="13.57cm" svg:x2="18.796cm" svg:y2="13.57cm" draw:start-shape="id25" draw:start-glue-point="1" draw:end-shape="id26" draw:end-glue-point="3" svg:d="M18288 13570h508" svg:viewBox="0 0 509 1">
          <text:p/>
        </draw:connector>
        <draw:connector draw:style-name="gr3" draw:text-style-name="P7" draw:layer="layout" draw:type="line" svg:x1="22.86cm" svg:y1="13.57cm" svg:x2="23.368cm" svg:y2="13.57cm" draw:start-shape="id26" draw:start-glue-point="1" draw:end-shape="id27" draw:end-glue-point="3" svg:d="M22860 13570h508" svg:viewBox="0 0 509 1">
          <text:p/>
        </draw:connector>
        <draw:connector draw:style-name="gr3" draw:text-style-name="P7" draw:layer="layout" draw:type="line" svg:x1="13.716cm" svg:y1="13.57cm" svg:x2="14.224cm" svg:y2="13.57cm" draw:start-shape="id28" draw:end-shape="id25" draw:end-glue-point="3" svg:d="M13716 13570h508" svg:viewBox="0 0 509 1">
          <text:p/>
        </draw:connector>
        <draw:connector draw:style-name="gr3" draw:text-style-name="P7" draw:layer="layout" draw:type="line" svg:x1="9.144cm" svg:y1="13.57cm" svg:x2="9.652cm" svg:y2="13.57cm" draw:start-shape="id29" draw:start-glue-point="1" draw:end-shape="id28" draw:end-glue-point="3" svg:d="M9144 13570h508" svg:viewBox="0 0 509 1">
          <text:p/>
        </draw:connector>
        <draw:connector draw:style-name="gr3" draw:text-style-name="P7" draw:layer="layout" draw:type="line" svg:x1="4.572cm" svg:y1="13.57cm" svg:x2="5.08cm" svg:y2="13.57cm" draw:start-shape="id30" draw:start-glue-point="1" draw:end-shape="id29" draw:end-glue-point="3" svg:d="M4572 13570h508" svg:viewBox="0 0 509 1">
          <text:p/>
        </draw:connector>
        <draw:connector draw:style-name="gr3" draw:text-style-name="P7" draw:layer="layout" svg:x1="16.256cm" svg:y1="12.3cm" svg:x2="23.368cm" svg:y2="10.452cm" draw:start-shape="id25" draw:start-glue-point="0" draw:end-shape="id24" draw:end-glue-point="3" svg:d="M16256 12300v-1848h7112" svg:viewBox="0 0 7113 1849">
          <text:p/>
        </draw:connector>
        <draw:connector draw:style-name="gr3" draw:text-style-name="P7" draw:layer="layout" draw:line-skew="2.286cm" svg:x1="9.144cm" svg:y1="8.27cm" svg:x2="14.224cm" svg:y2="5.17cm" draw:start-shape="id23" draw:start-glue-point="1" draw:end-shape="id18" draw:end-glue-point="3" svg:d="M9144 8270h4826v-3100h254" svg:viewBox="0 0 5081 3101">
          <text:p/>
        </draw:connector>
        <draw:connector draw:style-name="gr3" draw:text-style-name="P7" draw:layer="layout" draw:line-skew="0cm 4.572cm" svg:x1="2.54cm" svg:y1="3.9cm" svg:x2="14.224cm" svg:y2="5.17cm" draw:start-shape="id22" draw:start-glue-point="0" draw:end-shape="id18" draw:end-glue-point="3" svg:d="M2540 3900v-500h11430v1770h254" svg:viewBox="0 0 11685 1771">
          <text:p/>
        </draw:connector>
        <draw:connector draw:style-name="gr3" draw:text-style-name="P7" draw:layer="layout" svg:x1="22.86cm" svg:y1="8.298cm" svg:x2="25.4cm" svg:y2="6.44cm" draw:start-shape="id16" draw:start-glue-point="1" draw:end-shape="id19" draw:end-glue-point="2" svg:d="M22860 8298h2540v-1858" svg:viewBox="0 0 2541 1859">
          <text:p/>
        </draw:connector>
        <draw:connector draw:style-name="gr3" draw:text-style-name="P7" draw:layer="layout" svg:x1="16.256cm" svg:y1="14.84cm" svg:x2="25.4cm" svg:y2="14.84cm" draw:start-shape="id25" draw:start-glue-point="2" draw:end-shape="id27" draw:end-glue-point="2" svg:d="M16256 14840v500h9144v-500" svg:viewBox="0 0 9145 501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Device Tree Modification</text:p>
          </draw:text-box>
        </draw:frame>
        <draw:custom-shape draw:style-name="gr4" draw:text-style-name="P9" xml:id="id38" draw:id="id38" draw:layer="layout" svg:width="4.064cm" svg:height="2.54cm" svg:x="5.08cm" svg:y="7cm">
          <text:p text:style-name="P5"><text:span text:style-name="T2">U-Boot</text:span><text:span text:style-name="T2"><text:line-break/></text:span><text:span text:style-name="T2">SP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6" draw:id="id36" draw:layer="layout" svg:width="4.064cm" svg:height="2.54cm" svg:x="5.08cm" svg:y="3.9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5" draw:id="id35" draw:layer="layout" svg:width="4.064cm" svg:height="2.54cm" svg:x="9.652cm" svg:y="3.9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2" draw:id="id32" draw:layer="layout" svg:width="4.064cm" svg:height="2.54cm" svg:x="18.796cm" svg:y="3.9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7" draw:id="id37" draw:layer="layout" svg:width="4.064cm" svg:height="2.54cm" svg:x="0.508cm" svg:y="3.9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4" draw:id="id34" draw:layer="layout" svg:width="4.064cm" svg:height="2.54cm" svg:x="23.368cm" svg:y="3.9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3" draw:id="id33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1" draw:id="id31" draw:layer="layout" svg:width="4.064cm" svg:height="2.54cm" svg:x="18.796cm" svg:y="7.028cm">
          <text:p text:style-name="P5"><text:span text:style-name="T2">iPX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9" draw:id="id39" draw:layer="layout" svg:width="4.064cm" svg:height="2.54cm" svg:x="23.368cm" svg:y="9.182cm">
          <text:p text:style-name="P5"><text:span text:style-name="T2">BSD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20.828cm" svg:y1="7.028cm" svg:x2="20.828cm" svg:y2="6.44cm" draw:start-shape="id31" draw:start-glue-point="0" draw:end-shape="id32" draw:end-glue-point="2" svg:d="M20828 7028v-588" svg:viewBox="0 0 1 589">
          <text:p/>
        </draw:connector>
        <draw:connector draw:style-name="gr3" draw:text-style-name="P7" draw:layer="layout" draw:type="line" svg:x1="18.288cm" svg:y1="5.17cm" svg:x2="18.796cm" svg:y2="5.17cm" draw:start-shape="id33" draw:start-glue-point="1" draw:end-shape="id32" draw:end-glue-point="3" svg:d="M18288 5170h508" svg:viewBox="0 0 509 1">
          <text:p/>
        </draw:connector>
        <draw:connector draw:style-name="gr3" draw:text-style-name="P7" draw:layer="layout" draw:type="line" svg:x1="22.86cm" svg:y1="5.17cm" svg:x2="23.368cm" svg:y2="5.17cm" draw:start-shape="id32" draw:start-glue-point="1" draw:end-shape="id34" draw:end-glue-point="3" svg:d="M22860 5170h508" svg:viewBox="0 0 509 1">
          <text:p/>
        </draw:connector>
        <draw:connector draw:style-name="gr3" draw:text-style-name="P7" draw:layer="layout" draw:type="line" svg:x1="13.716cm" svg:y1="5.17cm" svg:x2="14.224cm" svg:y2="5.17cm" draw:start-shape="id35" draw:end-shape="id33" draw:end-glue-point="3" svg:d="M13716 5170h508" svg:viewBox="0 0 509 1">
          <text:p/>
        </draw:connector>
        <draw:connector draw:style-name="gr3" draw:text-style-name="P7" draw:layer="layout" svg:x1="16.256cm" svg:y1="3.9cm" svg:x2="25.4cm" svg:y2="3.9cm" draw:start-shape="id33" draw:start-glue-point="0" draw:end-shape="id34" draw:end-glue-point="0" svg:d="M16256 3900v-500h9144v500" svg:viewBox="0 0 9145 501">
          <text:p/>
        </draw:connector>
        <draw:connector draw:style-name="gr3" draw:text-style-name="P7" draw:layer="layout" draw:type="line" svg:x1="9.144cm" svg:y1="5.17cm" svg:x2="9.652cm" svg:y2="5.17cm" draw:start-shape="id36" draw:start-glue-point="1" draw:end-shape="id35" draw:end-glue-point="3" svg:d="M9144 5170h508" svg:viewBox="0 0 509 1">
          <text:p/>
        </draw:connector>
        <draw:connector draw:style-name="gr3" draw:text-style-name="P7" draw:layer="layout" svg:x1="16.256cm" svg:y1="6.44cm" svg:x2="18.796cm" svg:y2="8.298cm" draw:start-shape="id33" draw:start-glue-point="2" draw:end-shape="id31" draw:end-glue-point="3" svg:d="M16256 6440v1858h2540" svg:viewBox="0 0 2541 1859">
          <text:p/>
        </draw:connector>
        <draw:connector draw:style-name="gr3" draw:text-style-name="P7" draw:layer="layout" svg:x1="2.54cm" svg:y1="6.44cm" svg:x2="5.08cm" svg:y2="8.27cm" draw:start-shape="id37" draw:start-glue-point="2" draw:end-shape="id38" draw:end-glue-point="3" svg:d="M2540 6440v1830h2540" svg:viewBox="0 0 2541 1831">
          <text:p/>
        </draw:connector>
        <draw:connector draw:style-name="gr3" draw:text-style-name="P7" draw:layer="layout" svg:x1="9.144cm" svg:y1="8.27cm" svg:x2="11.684cm" svg:y2="6.44cm" draw:start-shape="id38" draw:start-glue-point="1" draw:end-shape="id35" draw:end-glue-point="2" svg:d="M9144 8270h2540v-1830" svg:viewBox="0 0 2541 1831">
          <text:p/>
        </draw:connector>
        <draw:connector draw:style-name="gr3" draw:text-style-name="P7" draw:layer="layout" draw:type="line" svg:x1="4.572cm" svg:y1="5.17cm" svg:x2="5.08cm" svg:y2="5.17cm" draw:start-shape="id37" draw:start-glue-point="1" draw:end-shape="id36" draw:end-glue-point="3" svg:d="M4572 5170h508" svg:viewBox="0 0 509 1">
          <text:p/>
        </draw:connector>
        <draw:connector draw:style-name="gr3" draw:text-style-name="P7" draw:layer="layout" svg:x1="16.256cm" svg:y1="6.44cm" svg:x2="23.368cm" svg:y2="10.452cm" draw:start-shape="id33" draw:start-glue-point="2" draw:end-shape="id39" draw:end-glue-point="3" svg:d="M16256 6440v4012h7112" svg:viewBox="0 0 7113 4013">
          <text:p/>
        </draw:connector>
        <draw:custom-shape draw:style-name="gr4" draw:text-style-name="P9" xml:id="id44" draw:id="id44" draw:layer="layout" svg:width="4.064cm" svg:height="2.54cm" svg:x="5.08cm" svg:y="12.3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3" draw:id="id43" draw:layer="layout" svg:width="4.064cm" svg:height="2.54cm" svg:x="9.652cm" svg:y="12.3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12.3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1" draw:id="id41" draw:layer="layout" svg:width="4.064cm" svg:height="2.54cm" svg:x="18.796cm" svg:y="12.3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45" draw:id="id45" draw:layer="layout" svg:width="4.064cm" svg:height="2.54cm" svg:x="0.508cm" svg:y="12.3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2" draw:id="id42" draw:layer="layout" svg:width="4.064cm" svg:height="2.54cm" svg:x="23.368cm" svg:y="12.3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0" draw:id="id40" draw:layer="layout" svg:width="4.064cm" svg:height="2.54cm" svg:x="14.224cm" svg:y="12.3cm">
          <text:p text:style-name="P5"><text:span text:style-name="T2">EDK II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18.288cm" svg:y1="13.57cm" svg:x2="18.796cm" svg:y2="13.57cm" draw:start-shape="id40" draw:start-glue-point="1" draw:end-shape="id41" draw:end-glue-point="3" svg:d="M18288 13570h508" svg:viewBox="0 0 509 1">
          <text:p/>
        </draw:connector>
        <draw:connector draw:style-name="gr3" draw:text-style-name="P7" draw:layer="layout" draw:type="line" svg:x1="22.86cm" svg:y1="13.57cm" svg:x2="23.368cm" svg:y2="13.57cm" draw:start-shape="id41" draw:start-glue-point="1" draw:end-shape="id42" draw:end-glue-point="3" svg:d="M22860 13570h508" svg:viewBox="0 0 509 1">
          <text:p/>
        </draw:connector>
        <draw:connector draw:style-name="gr3" draw:text-style-name="P7" draw:layer="layout" draw:type="line" svg:x1="13.716cm" svg:y1="13.57cm" svg:x2="14.224cm" svg:y2="13.57cm" draw:start-shape="id43" draw:end-shape="id40" draw:end-glue-point="3" svg:d="M13716 13570h508" svg:viewBox="0 0 509 1">
          <text:p/>
        </draw:connector>
        <draw:connector draw:style-name="gr3" draw:text-style-name="P7" draw:layer="layout" draw:type="line" svg:x1="9.144cm" svg:y1="13.57cm" svg:x2="9.652cm" svg:y2="13.57cm" draw:start-shape="id44" draw:start-glue-point="1" draw:end-shape="id43" draw:end-glue-point="3" svg:d="M9144 13570h508" svg:viewBox="0 0 509 1">
          <text:p/>
        </draw:connector>
        <draw:connector draw:style-name="gr3" draw:text-style-name="P7" draw:layer="layout" draw:type="line" svg:x1="4.572cm" svg:y1="13.57cm" svg:x2="5.08cm" svg:y2="13.57cm" draw:start-shape="id45" draw:start-glue-point="1" draw:end-shape="id44" draw:end-glue-point="3" svg:d="M4572 13570h508" svg:viewBox="0 0 509 1">
          <text:p/>
        </draw:connector>
        <draw:connector draw:style-name="gr3" draw:text-style-name="P7" draw:layer="layout" svg:x1="16.256cm" svg:y1="12.3cm" svg:x2="23.368cm" svg:y2="10.452cm" draw:start-shape="id40" draw:start-glue-point="0" draw:end-shape="id39" draw:end-glue-point="3" svg:d="M16256 12300v-1848h7112" svg:viewBox="0 0 7113 1849">
          <text:p/>
        </draw:connector>
        <draw:connector draw:style-name="gr3" draw:text-style-name="P7" draw:layer="layout" draw:line-skew="2.286cm" svg:x1="9.144cm" svg:y1="8.27cm" svg:x2="14.224cm" svg:y2="5.17cm" draw:start-shape="id38" draw:start-glue-point="1" draw:end-shape="id33" draw:end-glue-point="3" svg:d="M9144 8270h4826v-3100h254" svg:viewBox="0 0 5081 3101">
          <text:p/>
        </draw:connector>
        <draw:connector draw:style-name="gr3" draw:text-style-name="P7" draw:layer="layout" draw:line-skew="0cm 4.572cm" svg:x1="2.54cm" svg:y1="3.9cm" svg:x2="14.224cm" svg:y2="5.17cm" draw:start-shape="id37" draw:start-glue-point="0" draw:end-shape="id33" draw:end-glue-point="3" svg:d="M2540 3900v-500h11430v1770h254" svg:viewBox="0 0 11685 1771">
          <text:p/>
        </draw:connector>
        <draw:connector draw:style-name="gr3" draw:text-style-name="P7" draw:layer="layout" svg:x1="22.86cm" svg:y1="8.298cm" svg:x2="25.4cm" svg:y2="6.44cm" draw:start-shape="id31" draw:start-glue-point="1" draw:end-shape="id34" draw:end-glue-point="2" svg:d="M22860 8298h2540v-1858" svg:viewBox="0 0 2541 1859">
          <text:p/>
        </draw:connector>
        <draw:connector draw:style-name="gr3" draw:text-style-name="P7" draw:layer="layout" svg:x1="16.256cm" svg:y1="14.84cm" svg:x2="25.45cm" svg:y2="14.732cm" draw:start-shape="id40" draw:start-glue-point="2" svg:d="M16256 14840v500h9194v-608" svg:viewBox="0 0 9195 609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2.63cm" svg:x="1.397cm" svg:y="0.252cm" presentation:class="title" presentation:user-transformed="true">
          <draw:text-box>
            <text:p>TF-A BL2</text:p>
          </draw:text-box>
        </draw:frame>
        <draw:frame presentation:style-name="pr7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10">Add PSCI node (QEMU)</text:p>
              </text:list-item>
              <text:list-item>
                <text:p text:style-name="P10">Add ‘lossy-decompression@’ node (Renesas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2.63cm" svg:x="1.397cm" svg:y="0.252cm" presentation:class="title" presentation:user-transformed="true">
          <draw:text-box>
            <text:p>TF-A BL31</text:p>
          </draw:text-box>
        </draw:frame>
        <draw:frame presentation:style-name="pr7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Set ‘stdout-path’ in ‘/chosen’ node (RPi4)</text:p>
              </text:list-item>
              <text:list-item>
                <text:p text:style-name="P10"><text:span text:style-name="T3">Add PSCI node</text:span> (RPi4)</text:p>
              </text:list-item>
              <text:list-item>
                <text:p text:style-name="P10"><text:span text:style-name="T3">Add reserved memory</text:span> (RPi4)</text:p>
              </text:list-item>
              <text:list-item>
                <text:p text:style-name="P10"><text:span text:style-name="T3">Set ‘interrupts’ properties on "arm,gic-400" compatible node</text:span> (RPi4)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2.63cm" svg:x="1.397cm" svg:y="0.252cm" presentation:class="title">
          <draw:text-box>
            <text:p>EDK2</text:p>
          </draw:text-box>
        </draw:frame>
        <draw:frame presentation:style-name="pr7" draw:layer="layout" svg:width="25.061cm" svg:height="9.716cm" svg:x="1.397cm" svg:y="4cm" presentation:class="outline">
          <draw:text-box>
            <text:list text:style-name="L3">
              <text:list-item>
                <text:p>Set ‘linux,initrd-start’, <text:s/>‘linux,initrd-end’ (Android)</text:p>
              </text:list-item>
              <text:list-item>
                <text:p>Disable ‘arm,pl031’ compatible node (QEMU)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2.63cm" svg:x="1.397cm" svg:y="0.252cm" presentation:class="title">
          <draw:text-box>
            <text:p>OP-TEE OS</text:p>
          </draw:text-box>
        </draw:frame>
        <draw:frame presentation:style-name="pr7" draw:layer="layout" svg:width="25.061cm" svg:height="9.716cm" svg:x="1.397cm" svg:y="4cm" presentation:class="outline">
          <draw:text-box>
            <text:list text:style-name="L3">
              <text:list-item>
                <text:p>Setup PSCI properties</text:p>
              </text:list-item>
              <text:list-item>
                <text:p>GPIO configuration (STM32)</text:p>
              </text:list-item>
              <text:list-item>
                <text:p>‘secure-status’ of CAAM node (NXP crypto engine)</text:p>
              </text:list-item>
              <text:list-item>
                <text:p>‘tpm_event_log_sm_addr’ property (TPM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E7BA63A83BEBFCEC.png" xlink:type="simple" xlink:show="embed" xlink:actuate="onLoad"/>
    <draw:fill-image draw:name="Bitmap_20_2" draw:display-name="Bitmap 2" xlink:href="Pictures/10000000000004F900000322E7BA63A83BEBFCEC.png" xlink:type="simple" xlink:show="embed" xlink:actuate="onLoad"/>
    <draw:fill-image draw:name="Bitmape_20_11" draw:display-name="Bitmape 11" xlink:href="Pictures/10000000000004F900000322E9F5C0D4D05D5438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5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5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5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frame presentation:style-name="Mpr1" draw:text-style-name="MP5" draw:layer="backgroundobjects" svg:width="6.523cm" svg:height="1.086cm" svg:x="1.314cm" svg:y="14.347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086cm" svg:x="9.489cm" svg:y="14.347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086cm" svg:x="19.989cm" svg:y="14.347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5.199cm" svg:height="9.278cm" svg:x="1.28cm" svg:y="0.627cm" presentation:class="title" presentation:placeholder="true">
        <draw:text-box/>
      </draw:frame>
      <draw:frame presentation:style-name="Vivid-outline1" draw:layer="backgroundobjects" svg:width="25.179cm" svg:height="3.229cm" svg:x="1.29cm" svg:y="10.867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2.63cm" svg:x="1.397cm" svg:y="0.252cm" presentation:class="title" presentation:placeholder="true">
        <draw:text-box/>
      </draw:frame>
      <draw:frame presentation:style-name="Vivid1-outline1" draw:layer="backgroundobjects" svg:width="25.061cm" svg:height="9.716cm" svg:x="1.397cm" svg:y="4cm" presentation:class="outline" presentation:placeholder="true">
        <draw:text-box/>
      </draw:frame>
      <draw:frame presentation:style-name="Mpr4" draw:text-style-name="MP5" draw:layer="backgroundobjects" svg:width="6.523cm" svg:height="1.087cm" svg:x="1.397cm" svg:y="14.347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8.875cm" svg:height="1.087cm" svg:x="9.573cm" svg:y="14.347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6.523cm" svg:height="1.087cm" svg:x="20.073cm" svg:y="14.347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2.63cm" svg:x="1.397cm" svg:y="0.627cm" presentation:class="title" presentation:placeholder="true">
        <draw:text-box/>
      </draw:frame>
      <draw:frame presentation:style-name="Vivid2-outline1" draw:layer="backgroundobjects" svg:width="25.275cm" svg:height="11.239cm" svg:x="1.397cm" svg:y="3.809cm" presentation:class="outline" presentation:placeholder="true">
        <draw:text-box/>
      </draw:frame>
      <draw:frame presentation:style-name="Mpr7" draw:text-style-name="MP5" draw:layer="backgroundobjects" svg:width="6.523cm" svg:height="1.087cm" svg:x="1.397cm" svg:y="14.224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8.875cm" svg:height="1.087cm" svg:x="9.573cm" svg:y="14.224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5.259cm" svg:height="1.087cm" svg:x="21.442cm" svg:y="14.224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9T05:53:16.062515009</meta:creation-date>
    <meta:editing-duration>PT27M13S</meta:editing-duration>
    <meta:editing-cycles>7</meta:editing-cycles>
    <meta:generator>LibreOffice/6.4.4.1$Linux_X86_64 LibreOffice_project/40$Build-1</meta:generator>
    <dc:title>Vivid</dc:title>
    <dc:date>2020-05-19T08:10:20.537636766</dc:date>
    <meta:document-statistic meta:object-count="183"/>
  </office:meta>
</office:document-meta>
</file>